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08.04.2022 08:53:49&#13;&#13;__ Compilation of the extension &quot;For all users&quot; __&#13;&#13;&#13;Extension package created : yw-cnv-Ls-0.99.0.oxt&#13;Update file created : yw-cnv-Ls.update.xml&#13;&#13;08.04.2022 08:53: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76679443005250150"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363426362364143387" text:style-name="L2">
        <text:list-item>
          <text:p text:style-name="P44">Version 2.1.2 :</text:p>
        </text:list-item>
      </text:list>
      <text:list xml:id="list5635285684640326002" text:style-name="L3">
        <text:list-item>
          <text:list>
            <text:list-item>
              <text:p text:style-name="P45">Localized help : resolved non-functional hyperlink due to API incompatibility introduced by Apache OpenOffice 4.1 (and LibreOffice 4.0).</text:p>
            </text:list-item>
          </text:list>
        </text:list-item>
      </text:list>
      <text:list xml:id="list28770285" text:continue-list="list3363426362364143387" text:style-name="L2">
        <text:list-item>
          <text:p text:style-name="P44">Version 2.1.1 :</text:p>
        </text:list-item>
      </text:list>
      <text:list xml:id="list643482904236627094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28773292" text:continue-list="list28770285" text:style-name="L2">
        <text:list-item>
          <text:p text:style-name="P44">Version 2.1.0 :</text:p>
        </text:list-item>
      </text:list>
      <text:list xml:id="list7923638444932559665"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28781405" text:continue-list="list28773292" text:style-name="L2">
        <text:list-item>
          <text:p text:style-name="P44">Version 2.0.0 :</text:p>
        </text:list-item>
      </text:list>
      <text:list xml:id="list6398294421042133293"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28758826" text:continue-list="list28781405" text:style-name="L2">
        <text:list-item>
          <text:p text:style-name="P44">Version 1.5.3 :</text:p>
        </text:list-item>
      </text:list>
      <text:list xml:id="list479692516025029469"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14806497834922225"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154736451048217540"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69143545421471923"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01967262605434609"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59477277944060647"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7039149296765866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522668196898737655"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6810416964049387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61543646810881280"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36550304249546006" text:style-name="L17">
        <text:list-item>
          <text:p text:style-name="P59">Arg1 : <text:span text:style-name="InstructionMacro">String</text:span> : mandatory, type of control used for the button</text:p>
        </text:list-item>
      </text:list>
      <text:list xml:id="list5785358299108718471"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06608564168718102"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25388369964216431"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0596325675340791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68679698897628195"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1975411839903619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548732805958265217"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6294196909949726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45132891258697676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312543137912297910"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74316509645243825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21214948545388826"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265467557493365398"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29811899720174728"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299177466746509"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26595062744027519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86927663488372009"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3069111647550715424"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624143963799344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6251064633981512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93455966622365730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287764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6970509041314708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70001451419438935"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136291406898162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0</dc:date>
     <text:p>internal</text:p>
     <text:p>Page2</text:p>
     <text:p/>
    </office:annotation>Paragraph styles</text:p>
      <text:p text:style-name="P28"><office:annotation>
     <dc:creator>BM</dc:creator>
     <dc:date>2008-03-13T00:00:00.70</dc:date>
     <text:p>internal</text:p>
     <text:p>Page7</text:p>
     <text:p/>
    </office:annotation>Hyperlinks</text:p>
      <text:p text:style-name="hlp_5f_paragraph"><text:span text:style-name="T14"><office:annotation>
      <dc:creator>BM</dc:creator>
      <dc:date>2008-03-13T00:00:00.70</dc:date>
      <text:p>internal</text:p>
      <text:p>Page3</text:p>
      <text:p/>
     </office:annotation></text:span><text:span text:style-name="T14">Text formatting</text:span></text:p>
      <text:p text:style-name="P28"><office:annotation>
     <dc:creator>BM</dc:creator>
     <dc:date>2008-03-26T00:00:00.7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1</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1</dc:date>
     <text:p>external</text:p>
     <text:p>text/swriter/main0210.xhp</text:p>
     <text:p/>
    </office:annotation><text:span text:style-name="T14">Preview topic</text:span> </text:p>
      <text:p text:style-name="hlp_5f_paragraph">This hyperlink displays <text:s/><office:annotation>
     <dc:creator>BM</dc:creator>
     <dc:date>2008-03-15T00:00:00.7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762547" text:continue-list="list886241439637993445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775680" text:continue-list="list287764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2</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73</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73</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28770961" text:continue-list="list287625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28786542" text:continue-list="list28775680"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2876323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2876169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Notes chapters", "en")
				           endTitles
				           setURL("Python", "yw-cnv/cnvyw.py", "get_notes")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Notes chapters", "en")
	            endTitles
	            setURL("Python", "yw-cnv/cnvyw.py", "get_notes")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